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</office:automatic-styles>
  <office:body>
    <office:spreadsheet>
      <table:calculation-settings table:automatic-find-labels="false"/>
      <table:table table:name="run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un length (days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uration (wall minutes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ile sizes(MB)</text:p>
          </table:table-cell>
          <table:table-cell/>
        </table:table-row>
        <table:table-row table:style-name="ro1">
          <table:table-cell office:value-type="string" calcext:value-type="string">
            <text:p>History:</text:p>
          </table:table-cell>
          <table:table-cell/>
        </table:table-row>
        <table:table-row table:style-name="ro1">
          <table:table-cell office:value-type="string" calcext:value-type="string">
            <text:p>CAM h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AM h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AM h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 h3</text:p>
          </table:table-cell>
          <table:table-cell/>
        </table:table-row>
        <table:table-row table:style-name="ro1">
          <table:table-cell office:value-type="string" calcext:value-type="string">
            <text:p>total CAM</text:p>
          </table:table-cell>
          <table:table-cell table:formula="of:=SUM([.B6:.B9])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CLM h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LM h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M h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LM h3</text:p>
          </table:table-cell>
          <table:table-cell/>
        </table:table-row>
        <table:table-row table:style-name="ro1">
          <table:table-cell office:value-type="string" calcext:value-type="string">
            <text:p>total CLM</text:p>
          </table:table-cell>
          <table:table-cell table:formula="of:=SUM([.B11:.B14])"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history</text:p>
          </table:table-cell>
          <table:table-cell table:formula="of:=[.B15]+[.B10]" office:value-type="float" office:value="524" calcext:value-type="float">
            <text:p>524</text:p>
          </table:table-cell>
        </table:table-row>
      </table:table>
      <table:table table:name="estimat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s in each experime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 ensemb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 scenari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run-years</text:p>
          </table:table-cell>
          <table:table-cell table:formula="of:=[.B3]*[.B2]*[.B1]" office:value-type="float" office:value="720" calcext:value-type="float">
            <text:p>7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ime estimates</text:p>
          </table:table-cell>
          <table:table-cell/>
        </table:table-row>
        <table:table-row table:style-name="ro1">
          <table:table-cell office:value-type="string" calcext:value-type="string">
            <text:p>Total cost (minutes for a model day)</text:p>
          </table:table-cell>
          <table:table-cell table:formula="of:=[rundata.B3]/[rundata.B2]" office:value-type="float" office:value="0.548387096774194" calcext:value-type="float">
            <text:p>0.5483870968</text:p>
          </table:table-cell>
        </table:table-row>
        <table:table-row table:style-name="ro1">
          <table:table-cell office:value-type="string" calcext:value-type="string">
            <text:p>Total cost (hours for a model year)</text:p>
          </table:table-cell>
          <table:table-cell table:formula="of:=365*[.B8]/60" office:value-type="float" office:value="3.33602150537634" calcext:value-type="float">
            <text:p>3.3360215054</text:p>
          </table:table-cell>
        </table:table-row>
        <table:table-row table:style-name="ro1">
          <table:table-cell office:value-type="string" calcext:value-type="string">
            <text:p>Years in a 2hr run</text:p>
          </table:table-cell>
          <table:table-cell table:formula="of:=2/[.B9]" office:value-type="float" office:value="0.599516518936342" calcext:value-type="float">
            <text:p>0.5995165189</text:p>
          </table:table-cell>
        </table:table-row>
        <table:table-row table:style-name="ro1">
          <table:table-cell office:value-type="string" calcext:value-type="string">
            <text:p>Years in a 2d run</text:p>
          </table:table-cell>
          <table:table-cell table:formula="of:=48/[.B9]" office:value-type="float" office:value="14.3883964544722" calcext:value-type="float">
            <text:p>14.38839645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experiment time (hours)</text:p>
          </table:table-cell>
          <table:table-cell table:formula="of:=[.B9]*[.B1]" office:value-type="float" office:value="150.120967741935" calcext:value-type="float">
            <text:p>150.1209677419</text:p>
          </table:table-cell>
        </table:table-row>
        <table:table-row table:style-name="ro1">
          <table:table-cell office:value-type="string" calcext:value-type="string">
            <text:p>Per experiment time (days)</text:p>
          </table:table-cell>
          <table:table-cell table:formula="of:=[.B13]/24" office:value-type="float" office:value="6.25504032258065" calcext:value-type="float">
            <text:p>6.2550403226</text:p>
          </table:table-cell>
        </table:table-row>
        <table:table-row table:style-name="ro1">
          <table:table-cell office:value-type="string" calcext:value-type="string">
            <text:p>2h runs per experiment</text:p>
          </table:table-cell>
          <table:table-cell table:formula="of:=[.B1]/[.B10]" office:value-type="float" office:value="75.0604838709677" calcext:value-type="float">
            <text:p>75.060483871</text:p>
          </table:table-cell>
        </table:table-row>
        <table:table-row table:style-name="ro1">
          <table:table-cell office:value-type="string" calcext:value-type="string">
            <text:p>2d runs per experiment</text:p>
          </table:table-cell>
          <table:table-cell table:formula="of:=[.B1]/[.B11]" office:value-type="float" office:value="3.12752016129032" calcext:value-type="float">
            <text:p>3.12752016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time (days)</text:p>
          </table:table-cell>
          <table:table-cell table:formula="of:=[.B14]*[.B2]*[.B3]" office:value-type="float" office:value="100.08064516129" calcext:value-type="float">
            <text:p>100.08064516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Storage (MB)</text:p>
          </table:table-cell>
          <table:table-cell/>
        </table:table-row>
        <table:table-row table:style-name="ro1">
          <table:table-cell office:value-type="string" calcext:value-type="string">
            <text:p>CAM history per year</text:p>
          </table:table-cell>
          <table:table-cell table:style-name="ce2" table:formula="of:=365*[rundata.B10]/[$rundata.$B$2]" office:value-type="float" office:value="4462.41935483871" calcext:value-type="float">
            <text:p>4,462</text:p>
          </table:table-cell>
        </table:table-row>
        <table:table-row table:style-name="ro1">
          <table:table-cell office:value-type="string" calcext:value-type="string">
            <text:p>CAM h0</text:p>
          </table:table-cell>
          <table:table-cell table:style-name="ce2" table:formula="of:=365*[rundata.B6]/[$rundata.$B$2]" office:value-type="float" office:value="3108.38709677419" calcext:value-type="float">
            <text:p>3,108</text:p>
          </table:table-cell>
        </table:table-row>
        <table:table-row table:style-name="ro1">
          <table:table-cell office:value-type="string" calcext:value-type="string">
            <text:p>CAM h1</text:p>
          </table:table-cell>
          <table:table-cell table:style-name="ce2" table:formula="of:=365*[rundata.B7]/[$rundata.$B$2]" office:value-type="float" office:value="1354.03225806452" calcext:value-type="float">
            <text:p>1,354</text:p>
          </table:table-cell>
        </table:table-row>
        <table:table-row table:style-name="ro1">
          <table:table-cell office:value-type="string" calcext:value-type="string">
            <text:p>CAM h2</text:p>
          </table:table-cell>
          <table:table-cell table:style-name="ce2" table:formula="of:=365*[rundata.B8]/[$rundata.$B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 h3</text:p>
          </table:table-cell>
          <table:table-cell table:style-name="ce2" table:formula="of:=365*[rundata.B9]/[$rundata.$B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M history per year</text:p>
          </table:table-cell>
          <table:table-cell table:style-name="ce2" table:formula="of:=365*[rundata.B15]/[rundata.B2]" office:value-type="float" office:value="1707.25806451613" calcext:value-type="float">
            <text:p>1,707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CAM history per experiment</text:p>
          </table:table-cell>
          <table:table-cell table:style-name="ce2" table:formula="of:=[.B22]*[.B1]" office:value-type="float" office:value="200808.870967742" calcext:value-type="float">
            <text:p>200,809</text:p>
          </table:table-cell>
        </table:table-row>
        <table:table-row table:style-name="ro1">
          <table:table-cell office:value-type="string" calcext:value-type="string">
            <text:p>CLM history per experiment</text:p>
          </table:table-cell>
          <table:table-cell table:style-name="ce2" table:formula="of:=[.B27]*[.B1]" office:value-type="float" office:value="76826.6129032258" calcext:value-type="float">
            <text:p>76,827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Total history per experiment</text:p>
          </table:table-cell>
          <table:table-cell table:style-name="ce2" table:formula="of:=[.B30]+[.B29]" office:value-type="float" office:value="277635.483870968" calcext:value-type="float">
            <text:p>277,635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Total history overall</text:p>
          </table:table-cell>
          <table:table-cell table:style-name="ce2" table:formula="of:=[.B32]*[.B2]*[.B3]" office:value-type="float" office:value="4442167.74193548" calcext:value-type="float">
            <text:p>4,442,168</text:p>
          </table:table-cell>
        </table:table-row>
      </table:table>
      <table:table table:name="namelists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&amp;cam_inpa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filt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/>
          <table:table-cell office:value-type="string" calcext:value-type="string">
            <text:p>nhtfrq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0,-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cl1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'OMEGA','OMEGAQ','V','U','VQ','T','Q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cl2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'TREFHTMN','TREFHTMX','TREFHT','PRECC','PRECL','PRECT','PRECSC','PRECSL','PSL','PS','QREFHT','U10','FLDS','FSDS','CLDTOT','SST','ICEFRAC'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&amp;clm_inpa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ftdy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$DIN_LOC_ROOT/lnd/clm2/surfdata/surfdata.pftdyn_0.9x1.25_rcp8.5_simyr1850-2100_rochedo_weg_c100319.nc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_fincl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WA','WT','H2OSOI','SOILLIQ','TG','TSOI','U10','WIND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_fincl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TLAI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_dov2x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true.,.true.,.false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_nhtfrq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,0,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_mfil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,12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12:22:03.874350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Abrahão</meta:initial-creator>
    <meta:creation-date>2019-03-21T18:11:45.596599154</meta:creation-date>
    <meta:generator>LibreOffice/5.1.6.2$Linux_X86_64 LibreOffice_project/10m0$Build-2</meta:generator>
    <dc:date>2019-03-22T12:26:24.313902062</dc:date>
    <meta:editing-duration>PT1H6M21S</meta:editing-duration>
    <meta:editing-cycles>32</meta:editing-cycles>
    <meta:document-statistic meta:table-count="3" meta:cell-count="110" meta:object-count="0"/>
  </office:meta>
</office:document-meta>
</file>